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Script MVVM, Spring Web-MVC, Jetty, Jackson</text:p>
      <text:p text:style-name="Standard"/>
      <text:list xml:id="list307022766" text:style-name="L1">
        <text:list-item>
          <text:p text:style-name="P1">create Maven archetype: generate generic webapp project frame</text:p>
        </text:list-item>
        <text:list-item>
          <text:p text:style-name="P1">create index.html (instead of index.jsp)</text:p>
        </text:list-item>
        <text:list-item>
          <text:p text:style-name="P1">create the ModelView with JavaScript, using mock data</text:p>
        </text:list-item>
        <text:list-item>
          <text:p text:style-name="P1">install spring-core and spring-web plugins with maven</text:p>
        </text:list-item>
        <text:list-item>
          <text:p text:style-name="P1">install Jackson plugin</text:p>
        </text:list-item>
        <text:list-item>
          <text:p text:style-name="P1">create Java controller to handle the AJAX requests,</text:p>
        </text:list-item>
        <text:list-item>
          <text:p text:style-name="P1">create model for the data</text:p>
        </text:list-item>
        <text:list-item>
          <text:p text:style-name="P1">implement JSON packaging and serialization of the data for AJAX respon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1T12:10:46</meta:creation-date>
    <dc:date>2013-01-11T12:18:04</dc:date>
    <meta:editing-duration>P0D</meta:editing-duration>
    <meta:editing-cycles>1</meta:editing-cycles>
    <meta:document-statistic meta:table-count="0" meta:image-count="0" meta:object-count="0" meta:page-count="1" meta:paragraph-count="9" meta:word-count="69" meta:character-count="63" meta:non-whitespace-character-count="389"/>
    <meta:generator>LibreOffice/3.5$Linux_X86_64 LibreOffice_project/350m1$Build-2</meta:generator>
  </office:meta>
</office:document-meta>
</file>